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0.5/6*4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ce1" table:formula="of:=SUM([.B1:.B16])" office:value-type="float" office:value="7.08333333333333" calcext:value-type="float">
            <text:p>7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4T08:41:49.766522968</meta:creation-date>
    <dc:date>2021-05-24T08:44:55.670115162</dc:date>
    <meta:editing-duration>PT3M7S</meta:editing-duration>
    <meta:editing-cycles>1</meta:editing-cycles>
    <meta:document-statistic meta:table-count="1" meta:cell-count="28" meta:object-count="0"/>
    <meta:generator>LibreOffice/7.0.5.2$Linux_X86_64 LibreOffice_project/00$Build-2</meta:generator>
  </office:meta>
</office:document-meta>
</file>